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8000002E9A1B13E2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336633" draw:marker-start-width="0.321cm" draw:marker-end-width="0.321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81cm" svg:stroke-color="#336633" draw:marker-start-width="0.321cm" draw:marker-end-width="0.321cm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Objekt_20_ohne_20_Füllung_20_und_20_ohne_20_Linie">
      <style:graphic-properties draw:textarea-vertical-align="middle" draw:color-mode="standard" draw:luminance="18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81cm" svg:stroke-color="#ff3333" draw:marker-start-width="0.321cm" draw:marker-end-width="0.321cm" draw:fill="solid" draw:fill-color="#ffcccc" draw:opacity="70%" draw:opacity-name="" draw:textarea-horizontal-align="left" draw:auto-grow-height="true" draw:auto-grow-width="true" fo:min-height="0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106cm" svg:stroke-color="#6666ff" draw:marker-start-width="0.358cm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solid" svg:stroke-width="0.106cm" svg:stroke-color="#6666ff" draw:marker-start-width="0.359cm" draw:marker-end-width="0.359cm" draw:fill="solid" draw:fill-color="#cfe7f5" draw:textarea-horizontal-align="left" draw:auto-grow-height="true" draw:auto-grow-width="false" fo:min-height="1.4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9900" draw:fill="none" draw:fill-color="#ffffff" draw:textarea-horizontal-align="left" draw:auto-grow-height="true" draw:auto-grow-width="false" fo:min-height="1.949cm" fo:min-width="0cm"/>
    </style:style>
    <style:style style:name="gr9" style:family="graphic" style:parent-style-name="standard">
      <style:graphic-properties draw:stroke="none" svg:stroke-color="#00ccff" draw:fill="none" draw:fill-color="#ffffff" draw:textarea-horizontal-align="left" draw:auto-grow-height="true" draw:auto-grow-width="false" fo:min-height="1.49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6cm" fo:min-width="0cm"/>
    </style:style>
    <style:style style:name="gr11" style:family="graphic" style:parent-style-name="objectwithoutfill">
      <style:graphic-properties svg:stroke-width="0.106cm" svg:stroke-color="#6666ff" draw:marker-start-width="0.458cm" draw:marker-end="Rounded_20_large_20_Arrow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ff3333" draw:marker-start-width="0.458cm" draw:marker-end="Rounded_20_large_20_Arrow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336633" draw:marker-start-width="0.458cm" draw:marker-end="Rounded_20_large_20_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style:text-properties fo:color="#336633" fo:font-family="Consolas" style:font-style-name="Italic" style:font-family-generic="modern" style:font-pitch="fixed" fo:font-size="18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color="#ff3333" fo:font-family="Consolas" style:font-style-name="Italic" style:font-family-generic="modern" style:font-pitch="fixed" fo:font-size="18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6666ff" fo:font-family="Arial" style:font-style-name="Kursiv" style:font-family-generic="swiss" style:font-pitch="variable" fo:font-size="18pt" fo:font-weight="bold" style:font-size-asian="16pt" style:font-weight-asian="bold" style:font-size-complex="16pt" style:font-weight-complex="bold"/>
    </style:style>
    <style:style style:name="P6" style:family="paragraph">
      <style:text-properties fo:color="#006600" fo:font-family="Consolas" style:font-style-name="Italic" style:font-family-generic="modern" style:font-pitch="fixed" fo:font-size="18pt" fo:font-weight="bold" style:font-size-asian="12pt" style:font-weight-asian="bold" style:font-size-complex="12pt" style:font-weight-complex="bold"/>
    </style:style>
    <style:style style:name="P7" style:family="paragraph">
      <style:text-properties fo:color="#6666ff" fo:font-family="Consolas" style:font-style-name="Italic" style:font-family-generic="modern" style:font-pitch="fixed" fo:font-size="18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size-asian="12pt" style:font-weight-asian="bold" style:font-size-complex="12pt" style:font-weight-complex="bold"/>
    </style:style>
    <style:style style:name="T2" style:family="text">
      <style:text-properties fo:color="#6666ff" fo:font-family="Arial" style:font-style-name="Kursiv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693cm" svg:height="0.996cm" svg:x="-3.669cm" svg:y="2cm">
          <draw:text-box>
            <text:p text:style-name="P1"><text:span text:style-name="T1">System.out.println( dreieck1.getB() );</text:span></text:p>
          </draw:text-box>
        </draw:frame>
        <draw:frame draw:style-name="gr2" draw:text-style-name="P1" draw:layer="layout" svg:width="11.957cm" svg:height="0.996cm" svg:x="17.367cm" svg:y="1.8cm">
          <draw:text-box>
            <text:p text:style-name="P1"><text:span text:style-name="T1">System.out.println( dreieck1.a );</text:span></text:p>
          </draw:text-box>
        </draw:frame>
        <draw:frame draw:style-name="gr3" draw:text-style-name="P2" draw:layer="layout" svg:width="23.9cm" svg:height="14.769cm" svg:x="2.1cm" svg:y="1.231cm">
          <draw:image xlink:href="Pictures/10000201000002E8000002E9A1B13E2A.png" xlink:type="simple" xlink:show="embed" xlink:actuate="onLoad">
            <text:p/>
          </draw:image>
        </draw:frame>
        <draw:frame draw:style-name="gr4" draw:text-style-name="P3" draw:layer="layout" svg:width="12.037cm" svg:height="1.076cm" svg:x="15.4cm" svg:y="11.352cm">
          <draw:text-box>
            <text:p text:style-name="P3"><text:span text:style-name="T1">System.out.println( dreieck2.c );</text:span></text:p>
          </draw:text-box>
        </draw:frame>
        <draw:ellipse draw:style-name="gr5" draw:text-style-name="P4" draw:layer="layout" svg:width="13.7cm" svg:height="9.7cm" svg:x="4.1cm" svg:y="3.3cm">
          <text:p/>
        </draw:ellipse>
        <draw:frame draw:style-name="gr6" draw:text-style-name="P5" draw:layer="layout" svg:width="6.207cm" svg:height="1.715cm" draw:transform="rotate (0.0111701072127616) translate (13.1cm 8.769cm)">
          <draw:text-box>
            <text:p text:style-name="P5"><text:span text:style-name="T2">Objekt der</text:span></text:p>
            <text:p text:style-name="P5"><text:span text:style-name="T2">Klasse „Dreieck“</text:span></text:p>
          </draw:text-box>
        </draw:frame>
        <draw:frame draw:style-name="gr7" draw:text-style-name="P6" draw:layer="layout" svg:width="6.056cm" svg:height="0.996cm" svg:x="11.299cm" svg:y="7.004cm">
          <draw:text-box>
            <text:p text:style-name="P6"><text:span text:style-name="T1">public double a;</text:span></text:p>
          </draw:text-box>
        </draw:frame>
        <draw:frame draw:style-name="gr8" draw:text-style-name="P6" draw:layer="layout" svg:width="7.962cm" svg:height="3.231cm" svg:x="4.938cm" svg:y="5.2cm">
          <draw:text-box>
            <text:p text:style-name="P6"><text:span text:style-name="T1">public double getB() {</text:span><text:span text:style-name="T1"><text:line-break/></text:span><text:span text:style-name="T1"><text:tab/></text:span><text:span text:style-name="T1">return b;</text:span><text:span text:style-name="T1"><text:line-break/></text:span><text:span text:style-name="T1">}</text:span></text:p>
          </draw:text-box>
        </draw:frame>
        <draw:frame draw:style-name="gr9" draw:text-style-name="P7" draw:layer="layout" svg:width="7cm" svg:height="1.741cm" svg:x="4.9cm" svg:y="9.459cm">
          <draw:text-box>
            <text:p text:style-name="P7"><text:span text:style-name="T1">private double b;</text:span></text:p>
          </draw:text-box>
        </draw:frame>
        <draw:frame draw:style-name="gr10" draw:text-style-name="P3" draw:layer="layout" svg:width="3.626cm" svg:height="0.996cm" svg:x="9.074cm" svg:y="11.4cm">
          <draw:text-box>
            <text:p text:style-name="P3"><text:span text:style-name="T1">double c;</text:span></text:p>
          </draw:text-box>
        </draw:frame>
        <draw:path draw:style-name="gr11" draw:text-style-name="P2" draw:layer="layout" svg:width="1.399cm" svg:height="1.899cm" svg:x="9cm" svg:y="7.6cm" svg:viewBox="0 0 1400 1900" svg:d="M0 0c49 581 1200 500 1400 1900">
          <text:p/>
        </draw:path>
        <draw:path draw:style-name="gr12" draw:text-style-name="P2" draw:layer="layout" svg:width="5.499cm" svg:height="1.052cm" svg:x="12.4cm" svg:y="12.1cm" svg:viewBox="0 0 5500 1053" svg:d="M5500 400c-1100 1500-5000 0-5500-400">
          <text:p/>
        </draw:path>
        <draw:path draw:style-name="gr13" draw:text-style-name="P2" draw:layer="layout" svg:width="3.199cm" svg:height="2.299cm" svg:x="7.8cm" svg:y="2.9cm" svg:viewBox="0 0 3200 2300" svg:d="M0 0c49 581 3000 900 3200 2300">
          <text:p/>
        </draw:path>
        <draw:path draw:style-name="gr13" draw:text-style-name="P2" draw:layer="layout" svg:width="8.116cm" svg:height="4.499cm" svg:x="16.586cm" svg:y="2.7cm" svg:viewBox="0 0 8117 4500" svg:d="M8114 0c200 1500-8212 1400-8113 45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8T09:58:57.91</meta:creation-date>
    <dc:date>2017-03-18T11:31:53.34</dc:date>
    <meta:editing-duration>PT1H17M42S</meta:editing-duration>
    <meta:editing-cycles>6</meta:editing-cycles>
    <meta:generator>OpenOffice/4.1.2$Win32 OpenOffice.org_project/412m3$Build-9782</meta:generator>
    <meta:document-statistic meta:object-count="14"/>
  </office:meta>
</office:document-meta>
</file>